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LiberationSans-Italic" svg:font-family="LiberationSans-Italic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175b73" officeooo:paragraph-rsid="00175b73"/>
    </style:style>
    <style:style style:name="P2" style:family="paragraph" style:parent-style-name="Standard">
      <style:paragraph-properties fo:break-before="page"/>
      <style:text-properties officeooo:rsid="00175b73" officeooo:paragraph-rsid="00175b73"/>
    </style:style>
    <style:style style:name="P3" style:family="paragraph" style:parent-style-name="Standard">
      <style:text-properties fo:font-weight="bold" officeooo:rsid="00175b73" officeooo:paragraph-rsid="00175b73" style:font-weight-asian="bold" style:font-weight-complex="bold"/>
    </style:style>
    <style:style style:name="P4" style:family="paragraph" style:parent-style-name="Standard">
      <style:text-properties fo:font-weight="normal" officeooo:rsid="00175b73" officeooo:paragraph-rsid="00175b73" style:font-weight-asian="normal" style:font-weight-complex="normal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Monospace1" fo:font-size="10pt" fo:background-color="transparent" style:font-size-asian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use-window-font-color="true" loext:opacity="0%" style:font-name="Monospace1" fo:font-size="10pt" fo:background-color="transparent" style:font-size-asian="10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Monospace1" fo:font-size="10pt" officeooo:rsid="0018e403" officeooo:paragraph-rsid="0018e403" fo:background-color="transparent" style:font-size-asian="10pt"/>
    </style:style>
    <style:style style:name="P8" style:family="paragraph" style:parent-style-name="Standard">
      <style:text-properties style:use-window-font-color="true" loext:opacity="0%" style:font-name="Monospace1" fo:font-size="10pt" officeooo:paragraph-rsid="00175b73" fo:background-color="transparent" style:font-size-asian="10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Monospace1" fo:font-size="10pt" style:font-size-asian="10pt"/>
    </style:style>
    <style:style style:name="P10" style:family="paragraph" style:parent-style-name="Standard">
      <style:text-properties style:use-window-font-color="true" loext:opacity="0%" style:font-name="Monospace1" fo:font-size="10pt" officeooo:paragraph-rsid="001a61b8" style:font-size-asian="10pt"/>
    </style:style>
    <style:style style:name="P11" style:family="paragraph" style:parent-style-name="Standard">
      <style:text-properties style:use-window-font-color="true" loext:opacity="0%" style:font-name="Monospace1" fo:font-size="10pt" officeooo:rsid="001baca7" officeooo:paragraph-rsid="001baca7" style:font-size-asian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fo:background-color="transparent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officeooo:rsid="0018e403" officeooo:paragraph-rsid="0018e403" fo:background-color="transparent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officeooo:paragraph-rsid="001a61b8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officeooo:paragraph-rsid="001baca7"/>
    </style:style>
    <style:style style:name="P17" style:family="paragraph" style:parent-style-name="Standard">
      <style:text-properties style:use-window-font-color="true" loext:opacity="0%" fo:font-weight="normal" officeooo:rsid="00175b73" officeooo:paragraph-rsid="00175b73" fo:background-color="#000000" style:font-weight-asian="normal" style:font-weight-complex="normal"/>
    </style:style>
    <style:style style:name="P18" style:family="paragraph" style:parent-style-name="Standard">
      <style:text-properties style:use-window-font-color="true" loext:opacity="0%" fo:font-weight="normal" officeooo:rsid="00175b73" officeooo:paragraph-rsid="00175b73" fo:background-color="transparent" style:font-weight-asian="normal" style:font-weight-complex="normal"/>
    </style:style>
    <style:style style:name="P19" style:family="paragraph" style:parent-style-name="Standard">
      <style:text-properties style:use-window-font-color="true" loext:opacity="0%" fo:font-weight="normal" officeooo:rsid="001a61b8" officeooo:paragraph-rsid="00175b73" fo:background-color="transparent" style:font-weight-asian="normal" style:font-weight-complex="normal"/>
    </style:style>
    <style:style style:name="P20" style:family="paragraph" style:parent-style-name="Standard">
      <style:paragraph-properties fo:break-before="page"/>
      <style:text-properties style:use-window-font-color="true" loext:opacity="0%" fo:font-weight="normal" officeooo:rsid="001a61b8" officeooo:paragraph-rsid="00175b73" fo:background-color="transparent" style:font-weight-asian="normal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use-window-font-color="true" loext:opacity="0%" officeooo:rsid="001baca7" officeooo:paragraph-rsid="001baca7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officeooo:rsid="001baca7" officeooo:paragraph-rsid="001baca7"/>
    </style:style>
    <style:style style:name="P23" style:family="paragraph" style:parent-style-name="Standard">
      <style:text-properties style:use-window-font-color="true" loext:opacity="0%" officeooo:paragraph-rsid="001baca7"/>
    </style:style>
    <style:style style:name="P2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e6e6fa" loext:opacity="100%" style:font-name="Monospace1" fo:font-size="10pt" officeooo:paragraph-rsid="00175b73" fo:background-color="transparent" style:font-size-asian="10pt"/>
    </style:style>
    <style:style style:name="P25" style:family="paragraph" style:parent-style-name="Standard">
      <style:text-properties officeooo:paragraph-rsid="001a61b8"/>
    </style:style>
    <style:style style:name="P26" style:family="paragraph" style:parent-style-name="Standard">
      <style:text-properties fo:font-variant="normal" fo:text-transform="none" style:use-window-font-color="true" loext:opacity="0%" fo:letter-spacing="normal" fo:font-style="normal" fo:font-weight="normal" officeooo:rsid="00175b73" officeooo:paragraph-rsid="00175b73" fo:background-color="transparent" style:font-weight-asian="normal" style:font-weight-complex="normal"/>
    </style:style>
    <style:style style:name="P27" style:family="paragraph" style:parent-style-name="Standard">
      <style:text-properties fo:font-variant="normal" fo:text-transform="none" style:use-window-font-color="true" loext:opacity="0%" style:font-name="Monospace1" fo:font-size="10pt" fo:letter-spacing="normal" fo:font-style="normal" fo:font-weight="normal" officeooo:paragraph-rsid="001a61b8" style:font-size-asian="10pt"/>
    </style:style>
    <style:style style:name="P28" style:family="paragraph" style:parent-style-name="Standard">
      <style:text-properties fo:font-variant="normal" fo:text-transform="none" style:use-window-font-color="true" loext:opacity="0%" style:font-name="Monospace1" fo:font-size="10pt" fo:letter-spacing="normal" fo:font-style="normal" fo:font-weight="normal" officeooo:paragraph-rsid="001baca7" style:font-size-asian="10pt"/>
    </style:style>
    <style:style style:name="P29" style:family="paragraph" style:parent-style-name="Standard">
      <style:text-properties fo:font-variant="normal" fo:text-transform="none" style:use-window-font-color="true" loext:opacity="0%" style:font-name="Monospace1" fo:font-size="10pt" fo:letter-spacing="normal" fo:font-style="normal" fo:font-weight="normal" officeooo:rsid="001baca7" officeooo:paragraph-rsid="001baca7" style:font-size-asian="10pt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style:use-window-font-color="true" loext:opacity="0%" style:font-name="Monospace1" fo:font-size="10pt" fo:letter-spacing="normal" fo:font-style="normal" fo:font-weight="normal" officeooo:rsid="001baca7" officeooo:paragraph-rsid="001baca7" style:font-size-asian="10pt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Monospace1" fo:font-size="10pt" fo:background-color="transparent" style:font-size-asian="10pt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loext:opacity="0%" style:font-name="Monospace1" fo:font-size="10pt" style:font-size-asian="10pt"/>
    </style:style>
    <style:style style:name="P33" style:family="paragraph" style:parent-style-name="Standard">
      <style:text-properties fo:font-variant="normal" fo:text-transform="none" style:use-window-font-color="true" loext:opacity="0%" style:font-name="Monospace1" fo:font-size="10pt" fo:letter-spacing="normal" fo:font-style="normal" fo:font-weight="normal" officeooo:rsid="002046e8" officeooo:paragraph-rsid="002046e8" style:font-size-asian="10pt"/>
    </style:style>
    <style:style style:name="P34" style:family="paragraph" style:parent-style-name="Standard">
      <style:text-properties fo:font-variant="normal" fo:text-transform="none" style:use-window-font-color="true" loext:opacity="0%" style:font-name="Monospace1" fo:font-size="10pt" fo:letter-spacing="normal" fo:font-style="normal" fo:font-weight="normal" officeooo:rsid="002328d3" officeooo:paragraph-rsid="002328d3" style:font-size-asian="10pt"/>
    </style:style>
    <style:style style:name="P35" style:family="paragraph" style:parent-style-name="Standard">
      <style:paragraph-properties fo:break-before="page"/>
      <style:text-properties fo:font-variant="normal" fo:text-transform="none" style:use-window-font-color="true" loext:opacity="0%" style:font-name="Monospace1" fo:font-size="10pt" fo:letter-spacing="normal" fo:font-style="normal" fo:font-weight="normal" officeooo:rsid="002328d3" officeooo:paragraph-rsid="002328d3" style:font-size-asian="10pt"/>
    </style:style>
    <style:style style:name="P36" style:family="paragraph" style:parent-style-name="Standard">
      <style:text-properties fo:font-variant="normal" fo:text-transform="none" style:use-window-font-color="true" loext:opacity="0%" style:font-name="Monospace1" fo:font-size="10pt" fo:letter-spacing="normal" fo:font-style="normal" fo:font-weight="normal" officeooo:rsid="002445d0" officeooo:paragraph-rsid="002445d0" style:font-size-asian="10pt"/>
    </style:style>
    <style:style style:name="P37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normal" officeooo:rsid="002046e8" officeooo:paragraph-rsid="002046e8" style:font-size-asian="10pt"/>
    </style:style>
    <style:style style:name="P38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normal" officeooo:rsid="002445d0" officeooo:paragraph-rsid="002445d0" style:font-size-asian="10pt"/>
    </style:style>
    <style:style style:name="P39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normal" officeooo:rsid="002328d3" officeooo:paragraph-rsid="002328d3" style:font-size-asian="10pt"/>
    </style:style>
    <style:style style:name="P40" style:family="paragraph" style:parent-style-name="Standard">
      <style:paragraph-properties fo:break-before="page"/>
      <style:text-properties fo:font-variant="normal" fo:text-transform="none" style:use-window-font-color="true" loext:opacity="0%" style:font-name="Monospace" fo:font-size="10pt" fo:letter-spacing="normal" fo:font-style="normal" fo:font-weight="normal" officeooo:rsid="002328d3" officeooo:paragraph-rsid="002328d3" style:font-size-asian="10pt"/>
    </style:style>
    <style:style style:name="P41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normal" officeooo:rsid="00276c04" officeooo:paragraph-rsid="00276c04" style:font-size-asian="10pt"/>
    </style:style>
    <style:style style:name="P42" style:family="paragraph" style:parent-style-name="Standard">
      <style:paragraph-properties fo:break-before="page"/>
      <style:text-properties fo:font-variant="normal" fo:text-transform="none" style:use-window-font-color="true" loext:opacity="0%" style:font-name="Monospace" fo:font-size="10pt" fo:letter-spacing="normal" fo:font-style="normal" fo:font-weight="normal" officeooo:rsid="00276c04" officeooo:paragraph-rsid="00276c04" style:font-size-asian="10pt"/>
    </style:style>
    <style:style style:name="P43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normal" officeooo:rsid="0029873c" officeooo:paragraph-rsid="0029873c" style:font-size-asian="10pt"/>
    </style:style>
    <style:style style:name="P44" style:family="paragraph" style:parent-style-name="Standard">
      <style:paragraph-properties fo:margin-left="0in" fo:margin-right="0in" fo:line-height="107%" fo:text-align="justify" style:justify-single-word="false" fo:text-indent="0in" style:auto-text-indent="false" style:writing-mode="lr-tb"/>
      <style:text-properties fo:font-variant="normal" fo:text-transform="none" style:use-window-font-color="true" loext:opacity="0%" style:font-name="Monospace" fo:font-size="10pt" fo:letter-spacing="normal" fo:font-style="normal" fo:font-weight="normal" officeooo:rsid="0029873c" officeooo:paragraph-rsid="0029873c" style:font-size-asian="10pt"/>
    </style:style>
    <style:style style:name="P45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bold" officeooo:rsid="0029873c" officeooo:paragraph-rsid="0029873c" style:font-size-asian="10pt" style:font-weight-asian="bold" style:font-weight-complex="bold"/>
    </style:style>
    <style:style style:name="P46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bold" officeooo:rsid="002ea780" officeooo:paragraph-rsid="002ea780" style:font-size-asian="10pt" style:font-weight-asian="bold" style:font-weight-complex="bold"/>
    </style:style>
    <style:style style:name="P47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bold" officeooo:rsid="0030176d" officeooo:paragraph-rsid="0030176d" style:font-size-asian="10pt" style:font-weight-asian="bold" style:font-weight-complex="bold"/>
    </style:style>
    <style:style style:name="P48" style:family="paragraph" style:parent-style-name="Standard">
      <style:text-properties fo:font-variant="normal" fo:text-transform="none" style:use-window-font-color="true" loext:opacity="0%" style:font-name="Monospace" fo:font-size="10pt" fo:letter-spacing="normal" fo:font-style="normal" fo:font-weight="bold" officeooo:rsid="00314a47" officeooo:paragraph-rsid="00314a47" style:font-size-asian="10pt" style:font-weight-asian="bold" style:font-weight-complex="bold"/>
    </style:style>
    <style:style style:name="P49" style:family="paragraph" style:parent-style-name="Standard">
      <style:text-properties officeooo:paragraph-rsid="002328d3"/>
    </style:style>
    <style:style style:name="P50" style:family="paragraph" style:parent-style-name="Standard">
      <style:paragraph-properties fo:margin-left="0in" fo:margin-right="0in" fo:line-height="107%" fo:text-align="justify" style:justify-single-word="false" fo:text-indent="0in" style:auto-text-indent="false" style:writing-mode="lr-tb"/>
    </style:style>
    <style:style style:name="P51" style:family="paragraph" style:parent-style-name="Standard">
      <style:text-properties officeooo:paragraph-rsid="00276c04"/>
    </style:style>
    <style:style style:name="P52" style:family="paragraph" style:parent-style-name="Standard">
      <style:paragraph-properties fo:margin-left="0in" fo:margin-right="0in" fo:line-height="107%" fo:text-align="justify" style:justify-single-word="false" fo:text-indent="0in" style:auto-text-indent="false" style:writing-mode="lr-tb"/>
      <style:text-properties style:font-name="Times New Roman" fo:language="pt" fo:country="PT"/>
    </style:style>
    <style:style style:name="P53" style:family="paragraph" style:parent-style-name="Standard">
      <style:text-properties officeooo:paragraph-rsid="0029873c"/>
    </style:style>
    <style:style style:name="P54" style:family="paragraph" style:parent-style-name="Standard">
      <style:text-properties officeooo:paragraph-rsid="0030176d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style:font-name="Monospace1" fo:font-size="10pt" fo:letter-spacing="normal" style:font-size-asian="10pt"/>
    </style:style>
    <style:style style:name="T6" style:family="text">
      <style:text-properties fo:font-variant="normal" fo:text-transform="none" style:font-name="Monospace1" fo:font-size="10pt" fo:letter-spacing="normal" fo:font-style="normal" fo:font-weight="normal" style:font-size-asian="10pt"/>
    </style:style>
    <style:style style:name="T7" style:family="text">
      <style:text-properties fo:font-variant="normal" fo:text-transform="none" style:font-name="Monospace1" fo:font-size="10pt" fo:letter-spacing="normal" fo:font-style="normal" fo:font-weight="normal" officeooo:rsid="001baca7" style:font-size-asian="10pt"/>
    </style:style>
    <style:style style:name="T8" style:family="text">
      <style:text-properties fo:font-variant="normal" fo:text-transform="none" fo:color="#000000" loext:opacity="100%" style:font-name="LiberationSans" fo:font-size="11pt" fo:letter-spacing="normal" fo:font-style="normal" fo:font-weight="normal" officeooo:rsid="002328d3" style:font-size-asian="11pt" style:font-style-asian="normal" style:font-weight-asian="normal"/>
    </style:style>
    <style:style style:name="T9" style:family="text">
      <style:text-properties fo:font-variant="normal" fo:text-transform="none" fo:color="#000000" loext:opacity="100%" style:font-name="LiberationSans" fo:font-size="11pt" fo:letter-spacing="normal" fo:font-style="normal" fo:font-weight="normal" officeooo:rsid="0030176d" style:font-size-asian="11pt" style:font-style-asian="normal" style:font-weight-asian="normal" style:font-weight-complex="bold"/>
    </style:style>
    <style:style style:name="T10" style:family="text">
      <style:text-properties fo:font-variant="normal" fo:text-transform="none" fo:color="#000000" loext:opacity="100%" style:font-name="LiberationSans" fo:font-size="11pt" fo:letter-spacing="normal" fo:font-style="normal" fo:font-weight="bold" officeooo:rsid="002328d3" style:font-size-asian="11pt" style:font-style-asian="normal" style:font-weight-asian="bold" style:font-weight-complex="bold"/>
    </style:style>
    <style:style style:name="T11" style:family="text">
      <style:text-properties fo:font-variant="normal" fo:text-transform="none" fo:color="#000000" loext:opacity="100%" style:font-name="LiberationSans" fo:font-size="11pt" fo:letter-spacing="normal" fo:font-style="normal" fo:font-weight="bold" officeooo:rsid="0030176d" style:font-size-asian="11pt" style:font-style-asian="normal" style:font-weight-asian="bold" style:font-weight-complex="bold"/>
    </style:style>
    <style:style style:name="T12" style:family="text">
      <style:text-properties fo:font-variant="normal" fo:text-transform="none" fo:color="#000000" loext:opacity="100%" style:font-name="LiberationSans" fo:font-size="11pt" fo:letter-spacing="normal" fo:font-style="normal" fo:font-weight="bold" officeooo:rsid="00314a47" style:font-size-asian="11pt" style:font-style-asian="normal" style:font-weight-asian="bold" style:font-weight-complex="bold"/>
    </style:style>
    <style:style style:name="T13" style:family="text">
      <style:text-properties fo:font-variant="normal" fo:text-transform="none" fo:color="#000000" loext:opacity="100%" style:font-name="Monospace" fo:font-size="11pt" fo:letter-spacing="normal" fo:font-style="normal" fo:font-weight="normal" officeooo:rsid="00276c04" style:font-size-asian="11pt" style:font-style-asian="normal" style:font-weight-asian="normal"/>
    </style:style>
    <style:style style:name="T14" style:family="text">
      <style:text-properties fo:font-variant="normal" fo:text-transform="none" fo:color="#000000" loext:opacity="100%" style:font-name="Times New Roman" fo:font-size="11pt" fo:letter-spacing="normal" fo:font-style="normal" fo:font-weight="normal" officeooo:rsid="0029873c" style:font-size-asian="11pt" style:font-style-asian="normal" style:font-weight-asian="normal"/>
    </style:style>
    <style:style style:name="T15" style:family="text">
      <style:text-properties fo:font-variant="normal" fo:text-transform="none" fo:color="#000000" loext:opacity="100%" style:font-name="Times New Roman" fo:font-size="11pt" fo:letter-spacing="normal" fo:font-style="normal" fo:font-weight="bold" officeooo:rsid="0029873c" style:font-size-asian="11pt" style:font-style-asian="normal" style:font-weight-asian="bold" style:font-weight-complex="bold"/>
    </style:style>
    <style:style style:name="T16" style:family="text">
      <style:text-properties style:font-name="Monospace1" fo:font-size="10pt" style:font-size-asian="10pt"/>
    </style:style>
    <style:style style:name="T17" style:family="text">
      <style:text-properties style:font-name="Monospace1" fo:font-size="10pt" fo:font-weight="bold" style:font-size-asian="10pt" style:font-weight-asian="bold"/>
    </style:style>
    <style:style style:name="T18" style:family="text">
      <style:text-properties style:font-name="Monospace1" fo:font-size="10pt" fo:font-style="italic" fo:font-weight="bold" style:font-size-asian="10pt" style:font-style-asian="italic" style:font-weight-asian="bold"/>
    </style:style>
    <style:style style:name="T19" style:family="text">
      <style:text-properties style:font-name="Monospace1" fo:font-size="10pt" style:text-underline-style="solid" style:text-underline-width="auto" style:text-underline-color="font-color" style:font-size-asian="10pt"/>
    </style:style>
    <style:style style:name="T20" style:family="text">
      <style:text-properties style:font-name="Monospace1" fo:font-size="10pt" fo:background-color="#1b6291" loext:char-shading-value="0" style:font-size-asian="10pt"/>
    </style:style>
    <style:style style:name="T21" style:family="text">
      <style:text-properties style:use-window-font-color="true" loext:opacity="0%" fo:font-weight="normal" officeooo:rsid="001a61b8" fo:background-color="transparent" loext:char-shading-value="0" style:font-weight-asian="normal" style:font-weight-complex="normal"/>
    </style:style>
    <style:style style:name="T22" style:family="text">
      <style:text-properties style:font-name="LiberationSans"/>
    </style:style>
    <style:style style:name="T23" style:family="text">
      <style:text-properties fo:color="#000000" loext:opacity="100%" style:font-name="LiberationSans" fo:font-size="11pt" fo:font-style="normal" fo:font-weight="normal" style:font-size-asian="11pt" style:font-style-asian="normal" style:font-weight-asian="normal"/>
    </style:style>
    <style:style style:name="T24" style:family="text">
      <style:text-properties fo:color="#000000" loext:opacity="100%" style:font-name="LiberationSans" fo:font-size="11pt" style:font-size-asian="11pt" style:font-style-asian="normal" style:font-weight-asian="normal"/>
    </style:style>
    <style:style style:name="T25" style:family="text">
      <style:text-properties fo:color="#000000" loext:opacity="100%" style:font-name="LiberationSans" fo:font-size="11pt" style:font-size-asian="11pt" style:font-style-asian="normal"/>
    </style:style>
    <style:style style:name="T26" style:family="text">
      <style:text-properties fo:color="#000000" loext:opacity="100%" style:font-name="LiberationSans" fo:font-size="11pt" fo:font-weight="bold" style:font-size-asian="11pt" style:font-style-asian="normal" style:font-weight-asian="bold" style:font-weight-complex="bold"/>
    </style:style>
    <style:style style:name="T27" style:family="text">
      <style:text-properties fo:color="#000000" loext:opacity="100%" style:font-name="LiberationSans" fo:font-size="11pt" fo:font-weight="normal" style:font-size-asian="11pt" style:font-style-asian="normal" style:font-weight-asian="normal" style:font-weight-complex="normal"/>
    </style:style>
    <style:style style:name="T28" style:family="text">
      <style:text-properties fo:color="#000000" loext:opacity="100%" style:font-name="LiberationSans" fo:font-size="11pt" fo:font-weight="normal" style:font-size-asian="11pt" style:font-style-asian="normal" style:font-weight-asian="normal"/>
    </style:style>
    <style:style style:name="T29" style:family="text">
      <style:text-properties fo:color="#000000" loext:opacity="100%" style:font-name="LiberationSans" fo:font-size="11pt" fo:font-weight="normal" officeooo:rsid="002b435c" style:font-size-asian="11pt" style:font-style-asian="normal" style:font-weight-asian="normal"/>
    </style:style>
    <style:style style:name="T30" style:family="text">
      <style:text-properties fo:color="#000000" loext:opacity="100%" style:font-name="LiberationSans-Italic" fo:font-size="11pt" fo:font-style="italic" fo:font-weight="normal" style:font-size-asian="11pt" style:font-style-asian="italic" style:font-weight-asian="normal"/>
    </style:style>
    <style:style style:name="T31" style:family="text">
      <style:text-properties fo:color="#000000" loext:opacity="100%" style:font-name="LiberationSans-Italic" fo:font-size="11pt" fo:font-style="italic" style:font-size-asian="11pt" style:font-style-asian="italic" style:font-weight-asian="normal"/>
    </style:style>
    <style:style style:name="T32" style:family="text">
      <style:text-properties fo:color="#000000" loext:opacity="100%" fo:font-size="11pt" style:font-size-asian="11pt" style:font-style-asian="normal" style:font-weight-asian="normal"/>
    </style:style>
    <style:style style:name="T33" style:family="text">
      <style:text-properties fo:color="#000000" loext:opacity="100%" fo:font-size="11pt" officeooo:rsid="002328d3" style:font-size-asian="11pt" style:font-style-asian="normal" style:font-weight-asian="normal"/>
    </style:style>
    <style:style style:name="T34" style:family="text">
      <style:text-properties fo:color="#000000" loext:opacity="100%" fo:font-size="11pt" officeooo:rsid="002445d0" style:font-size-asian="11pt" style:font-style-asian="normal" style:font-weight-asian="normal"/>
    </style:style>
    <style:style style:name="T35" style:family="text">
      <style:text-properties fo:color="#000000" loext:opacity="100%" fo:font-size="11pt" officeooo:rsid="0026c9af" style:font-size-asian="11pt" style:font-style-asian="normal" style:font-weight-asian="normal"/>
    </style:style>
    <style:style style:name="T36" style:family="text">
      <style:text-properties fo:color="#000000" loext:opacity="100%" style:font-name="Times New Roman" fo:font-size="11pt" style:font-size-asian="11pt" style:font-style-asian="normal" style:font-weight-asian="normal"/>
    </style:style>
    <style:style style:name="T37" style:family="text">
      <style:text-properties fo:color="#000000" loext:opacity="100%" style:font-name="Times New Roman" fo:font-size="11pt" officeooo:rsid="0027e30b" style:font-size-asian="11pt" style:font-style-asian="normal" style:font-weight-asian="normal"/>
    </style:style>
    <style:style style:name="T38" style:family="text">
      <style:text-properties fo:color="#000000" loext:opacity="100%" style:font-name="Times New Roman" fo:font-size="11pt" style:font-size-asian="11pt" style:font-style-asian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style:font-name="Times New Roman"/>
    </style:style>
    <style:style style:name="T41" style:family="text">
      <style:text-properties style:font-name="Times New Roman" fo:language="pt" fo:country="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ITUTO SUPERIOR DE TRANSPORTES E COMUNICAÇÕES </text:p>
      <text:p text:style-name="P1"/>
      <text:p text:style-name="P1">Mauro Raimundo dos Reis Magalhães Mahassa | LECC11 | Ficha de Exercícios 4 | PROGRAMAÇÃO I </text:p>
      <text:p text:style-name="P1"/>
      <text:p text:style-name="P1">------------------------------------------------------------------------------------------------------------------------</text:p>
      <text:p text:style-name="P1">1. R: As estruturas de repetição servem para repetir uma instrução mais de uma vez. São usadas com uma condição de repetição, geralmente com um incremento para que haja um limite e boa parte das vezes com uma inicialização da variável a ser incrementada.</text:p>
      <text:p text:style-name="P1"/>
      <text:p text:style-name="P1">2.R:</text:p>
      <text:p text:style-name="P1"/>
      <text:p text:style-name="P3">Estrutura de repetição do...while</text:p>
      <text:p text:style-name="P1"/>
      <text:p text:style-name="P1">do {</text:p>
      <text:p text:style-name="P1">&lt;instrução&gt;</text:p>
      <text:p text:style-name="P1"/>
      <text:p text:style-name="P1">}while(&lt;condição&gt;);</text:p>
      <text:p text:style-name="P1"/>
      <text:p text:style-name="P3">Estrutura de repetição while</text:p>
      <text:p text:style-name="P1"/>
      <text:p text:style-name="P1">while(&lt;instrução&gt;) {</text:p>
      <text:p text:style-name="P1">&lt;instrução&gt;</text:p>
      <text:p text:style-name="P1">}</text:p>
      <text:p text:style-name="P1"/>
      <text:p text:style-name="P3">Estrutura de repetição for</text:p>
      <text:p text:style-name="P3"/>
      <text:p text:style-name="P4">for (&lt;variável de controle&gt;;&lt;condição de continuação do loop&gt;; &lt;incremento da variável de controle&gt;)</text:p>
      <text:p text:style-name="P4">{</text:p>
      <text:p text:style-name="P4">&lt;instrução&gt;</text:p>
      <text:p text:style-name="P4">}</text:p>
      <text:p text:style-name="P4"/>
      <text:p text:style-name="P4"><text:span text:style-name="T4">1</text:span><text:span text:style-name="T2">.Faça um programa que determina a soma dos números ímpares</text:span><text:span text:style-name="T1"> </text:span><text:span text:style-name="T2">no intervalo de [0,20].</text:span></text:p>
      <text:p text:style-name="P24"/>
      <text:p text:style-name="P5">public class Numeros0_20 {</text:p>
      <text:p text:style-name="P5"/>
      <text:p text:style-name="P5"><text:tab/>public static void main(String[] args) {</text:p>
      <text:p text:style-name="P12"><text:span text:style-name="T16"><text:tab/><text:tab/>// </text:span><text:span text:style-name="T17">TODO</text:span><text:span text:style-name="T16"> Auto-generated method stub</text:span></text:p>
      <text:p text:style-name="P5"><text:tab/><text:tab/>int some=0;</text:p>
      <text:p text:style-name="P5"><text:tab/><text:tab/>for (int i=0; i&lt;=20; i++) {</text:p>
      <text:p text:style-name="P5"><text:tab/><text:tab/><text:tab/>if(i%2!=0) {</text:p>
      <text:p text:style-name="P5"><text:tab/><text:tab/><text:tab/><text:tab/>some+=+i;</text:p>
      <text:p text:style-name="P5"><text:tab/><text:tab/><text:tab/>}</text:p>
      <text:p text:style-name="P5"><text:tab/><text:tab/><text:tab/><text:tab/>}</text:p>
      <text:p text:style-name="P12"><text:span text:style-name="T16"><text:tab/><text:tab/>System.</text:span><text:span text:style-name="T18">out</text:span><text:span text:style-name="T16">.println(some+" ");</text:span></text:p>
      <text:p text:style-name="P5"><text:tab/>}</text:p>
      <text:p text:style-name="P5"/>
      <text:p text:style-name="P5">}</text:p>
      <text:p text:style-name="P5"/>
      <text:p text:style-name="P6"/>
      <text:p text:style-name="P5"/>
      <text:p text:style-name="P13"><text:span text:style-name="T6">2.Faça um programa que determina a soma dos primeiros 7 números ímpares</text:span><text:span text:style-name="T5"> </text:span><text:span text:style-name="T6">no intervalo de [0,20].</text:span></text:p>
      <text:p text:style-name="P7"/>
      <text:p text:style-name="P9">public class Soma7impares {</text:p>
      <text:p text:style-name="P9"><text:tab/>public static void main(String[] args) {</text:p>
      <text:p text:style-name="P9"><text:tab/><text:tab/>int some=0,j=1;</text:p>
      <text:p text:style-name="P9"><text:tab/><text:tab/>for (int i=0; i&lt;=20; i++) {</text:p>
      <text:p text:style-name="P9"><text:tab/><text:tab/><text:tab/>if(i%2!=0) {</text:p>
      <text:p text:style-name="P9"><text:tab/><text:tab/><text:tab/><text:tab/>if(j&lt;=7) {</text:p>
      <text:p text:style-name="P9"><text:tab/><text:tab/><text:tab/><text:tab/>some+=+i;</text:p>
      <text:p text:style-name="P9"><text:tab/><text:tab/><text:tab/><text:tab/>}</text:p>
      <text:p text:style-name="P9"><text:tab/><text:tab/><text:tab/><text:tab/>j++;</text:p>
      <text:p text:style-name="P9"><text:tab/><text:tab/><text:tab/><text:tab/><text:tab/><text:tab/></text:p>
      <text:p text:style-name="P9"><text:tab/><text:tab/><text:tab/>}</text:p>
      <text:p text:style-name="P9"><text:tab/><text:tab/><text:tab/><text:tab/><text:tab/><text:tab/></text:p>
      <text:p text:style-name="P9"><text:tab/><text:tab/>}</text:p>
      <text:p text:style-name="P14"><text:span text:style-name="T16"><text:tab/><text:tab/><text:tab/><text:tab/>System.</text:span><text:span text:style-name="T18">out</text:span><text:span text:style-name="T16">.println(some+" ");</text:span></text:p>
      <text:p text:style-name="P9"><text:tab/>}</text:p>
      <text:p text:style-name="P9"/>
      <text:p text:style-name="P7">}</text:p>
      <text:p text:style-name="P17"/>
      <text:p text:style-name="P17"/>
      <text:p text:style-name="P26">3.Escreva um programa que pergunte ao usuário um número e após, imprima na tela asoma total de 1 até o número lido. Exemplo: 5: 1 + 2 + 3 + 4 + 5 = 15</text:p>
      <text:p text:style-name="P8"/>
      <text:p text:style-name="P5"/>
      <text:p text:style-name="P5">public class umAteN {</text:p>
      <text:p text:style-name="P5"><text:tab/>public static void main(String args[]) {</text:p>
      <text:p text:style-name="P5"><text:tab/><text:tab/>System.out.println("Insira um número");</text:p>
      <text:p text:style-name="P5"><text:tab/><text:tab/>Scanner ler =new Scanner(System.in);</text:p>
      <text:p text:style-name="P5"><text:tab/><text:tab/>int n=ler.nextInt();</text:p>
      <text:p text:style-name="P5"><text:tab/><text:tab/>int some=0;</text:p>
      <text:p text:style-name="P5"><text:tab/><text:tab/>for(int i=1; i&lt;=n; i++) {</text:p>
      <text:p text:style-name="P5"><text:tab/><text:tab/><text:tab/>some+=+i;</text:p>
      <text:p text:style-name="P5"><text:tab/><text:tab/>}</text:p>
      <text:p text:style-name="P5"><text:tab/><text:tab/>System.out.println(some+"");</text:p>
      <text:p text:style-name="P5"><text:tab/>}</text:p>
      <text:p text:style-name="P5"/>
      <text:p text:style-name="P5">}</text:p>
      <text:p text:style-name="P18"/>
      <text:p text:style-name="P19"/>
      <text:p text:style-name="P20"/>
      <text:p text:style-name="P25"><text:span text:style-name="T21">4.</text:span><text:span text:style-name="T3">.Faça um programa em Java, que determina a soma dos números do intervalo de [1,9]</text:span></text:p>
      <text:p text:style-name="P15"><text:span text:style-name="T6">public</text:span><text:span text:style-name="T16"> class Soma1a9 {</text:span></text:p>
      <text:p text:style-name="P9"/>
      <text:p text:style-name="P9"><text:tab/>public static void main(String[] args) {</text:p>
      <text:p text:style-name="P14"><text:span text:style-name="T16"><text:tab/><text:tab/>// </text:span><text:span text:style-name="T19">Não</text:span><text:span text:style-name="T16"> </text:span><text:span text:style-name="T19">foi</text:span><text:span text:style-name="T16"> </text:span><text:span text:style-name="T19">especificado</text:span><text:span text:style-name="T16"> </text:span><text:span text:style-name="T19">que</text:span><text:span text:style-name="T16"> </text:span><text:span text:style-name="T19">tipo</text:span><text:span text:style-name="T16"> </text:span><text:span text:style-name="T19">de</text:span><text:span text:style-name="T16"> </text:span><text:span text:style-name="T19">número</text:span></text:p>
      <text:p text:style-name="P9"><text:tab/><text:tab/>double n;</text:p>
      <text:p text:style-name="P9"><text:tab/><text:tab/>double a;</text:p>
      <text:p text:style-name="P9"><text:tab/><text:tab/>double soma;</text:p>
      <text:p text:style-name="P14"><text:span text:style-name="T16"><text:tab/><text:tab/>System.</text:span><text:span text:style-name="T18">out</text:span><text:span text:style-name="T16">.println("Escreva a soma de 2 numeros no intervalo de 1 a 9");</text:span></text:p>
      <text:p text:style-name="P14"><text:span text:style-name="T16"><text:tab/><text:tab/>Scanner </text:span><text:span text:style-name="T19">ler</text:span><text:span text:style-name="T16"> = new Scanner(System.</text:span><text:span text:style-name="T18">in</text:span><text:span text:style-name="T16">);</text:span></text:p>
      <text:p text:style-name="P14"><text:span text:style-name="T16"><text:tab/><text:tab/>n = ler.</text:span><text:span text:style-name="T20">nextDouble</text:span><text:span text:style-name="T16">();</text:span></text:p>
      <text:p text:style-name="P14"><text:span text:style-name="T16"><text:tab/><text:tab/>a = ler.</text:span><text:span text:style-name="T20">nextDouble</text:span><text:span text:style-name="T16">();</text:span></text:p>
      <text:p text:style-name="P9"/>
      <text:p text:style-name="P9"><text:tab/><text:tab/>if (n &gt;= 1 &amp;&amp; n &lt;= 9 &amp;&amp; a &gt;= 1 &amp;&amp; a &lt;= 9) {</text:p>
      <text:p text:style-name="P9"><text:tab/><text:tab/><text:tab/>soma = a + n;</text:p>
      <text:p text:style-name="P14"><text:span text:style-name="T16"><text:tab/><text:tab/><text:tab/>System.</text:span><text:span text:style-name="T18">out</text:span><text:span text:style-name="T16">.println(soma);</text:span></text:p>
      <text:p text:style-name="P9"/>
      <text:p text:style-name="P9"><text:tab/><text:tab/>} else {</text:p>
      <text:p text:style-name="P14"><text:span text:style-name="T16"><text:tab/><text:tab/><text:tab/>System.</text:span><text:span text:style-name="T18">out</text:span><text:span text:style-name="T16">.println("Números de 1 a 9 apenas");</text:span></text:p>
      <text:p text:style-name="P9"><text:tab/><text:tab/>}</text:p>
      <text:p text:style-name="P9"><text:tab/>}</text:p>
      <text:p text:style-name="P9"/>
      <text:p text:style-name="P10">}</text:p>
      <text:p text:style-name="P27"/>
      <text:p text:style-name="P27"/>
      <text:p text:style-name="P23"><text:span text:style-name="T7">5</text:span><text:span text:style-name="T6">.Implemente um programa que exiba os números de 1 a 100 usando a instrução for.</text:span></text:p>
      <text:p text:style-name="P28"/>
      <text:p text:style-name="P16"><text:span text:style-name="T6">public</text:span><text:span text:style-name="T16"> class Um100 {</text:span></text:p>
      <text:p text:style-name="P9"/>
      <text:p text:style-name="P9"><text:tab/>public static void main(String[] args) {</text:p>
      <text:p text:style-name="P14"><text:span text:style-name="T16"><text:tab/><text:tab/>// </text:span><text:span text:style-name="T17">TODO</text:span><text:span text:style-name="T16"> Auto-generated method stub</text:span></text:p>
      <text:p text:style-name="P14"><text:span text:style-name="T16"><text:tab/><text:tab/>for (int </text:span><text:span text:style-name="T20">i</text:span><text:span text:style-name="T16">=0;</text:span><text:span text:style-name="T20">i</text:span><text:span text:style-name="T16">&lt;=100; </text:span><text:span text:style-name="T20">i</text:span><text:span text:style-name="T16">++) {</text:span></text:p>
      <text:p text:style-name="P14"><text:span text:style-name="T16"><text:tab/><text:tab/><text:tab/>System.</text:span><text:span text:style-name="T18">out</text:span><text:span text:style-name="T16">.println(</text:span><text:span text:style-name="T20">i</text:span><text:span text:style-name="T16">);</text:span></text:p>
      <text:p text:style-name="P9"><text:tab/><text:tab/>}</text:p>
      <text:p text:style-name="P9"/>
      <text:p text:style-name="P9"><text:tab/>}</text:p>
      <text:p text:style-name="P9"/>
      <text:p text:style-name="P9">}</text:p>
      <text:p text:style-name="P28"/>
      <text:p text:style-name="P28"/>
      <text:p text:style-name="P29">6.Implemente um programa que exibe os números de 1 a 100 usando a instrução while.</text:p>
      <text:p text:style-name="P21"><text:span text:style-name="T6">public</text:span><text:span text:style-name="T16"> class usandoWhile {</text:span></text:p>
      <text:p text:style-name="P9"/>
      <text:p text:style-name="P9"><text:tab/>public static void main(String[] args) {</text:p>
      <text:p text:style-name="P14"><text:span text:style-name="T16"><text:tab/><text:tab/>// </text:span><text:span text:style-name="T17">TODO</text:span><text:span text:style-name="T16"> Auto-generated method stub</text:span></text:p>
      <text:p text:style-name="P9">int i=1;</text:p>
      <text:p text:style-name="P9">while(i&lt;=100) {</text:p>
      <text:p text:style-name="P9"/>
      <text:p text:style-name="P14"><text:span text:style-name="T16"><text:tab/>System.</text:span><text:span text:style-name="T18">out</text:span><text:span text:style-name="T16">.println(i);</text:span></text:p>
      <text:p text:style-name="P9"><text:tab/>i++;</text:p>
      <text:p text:style-name="P9">}</text:p>
      <text:p text:style-name="P9"><text:tab/>}</text:p>
      <text:p text:style-name="P9"/>
      <text:p text:style-name="P9">}</text:p>
      <text:p text:style-name="P29"/>
      <text:p text:style-name="P29"/>
      <text:p text:style-name="P29">7.Faca um programa que permite calcular o factorial de um número escolhido pelo usuário.</text:p>
      <text:p text:style-name="P22"><text:span text:style-name="T6">import</text:span><text:span text:style-name="T16"> java.util.Scanner;</text:span></text:p>
      <text:p text:style-name="P9"/>
      <text:p text:style-name="P9">public class Factorial {</text:p>
      <text:p text:style-name="P9"><text:tab/>public static void main(String[] args) {</text:p>
      <text:p text:style-name="P14"><text:span text:style-name="T16"><text:tab/><text:tab/>Scanner </text:span><text:span text:style-name="T19">ler</text:span><text:span text:style-name="T16"> = new Scanner(System.</text:span><text:span text:style-name="T18">in</text:span><text:span text:style-name="T16">);</text:span></text:p>
      <text:p text:style-name="P14"><text:span text:style-name="T16"><text:tab/><text:tab/>System.</text:span><text:span text:style-name="T18">out</text:span><text:span text:style-name="T16">.println("Pretende calcular o factorial de que nr?");</text:span></text:p>
      <text:p text:style-name="P9"><text:tab/><text:tab/>int n = ler.nextInt();</text:p>
      <text:p text:style-name="P14"><text:span text:style-name="T16"><text:tab/><text:tab/>int </text:span><text:span text:style-name="T19">i</text:span><text:span text:style-name="T16">, fact = 1, j = n;</text:span></text:p>
      <text:p text:style-name="P14"><text:span text:style-name="T16"><text:tab/><text:tab/>double </text:span><text:span text:style-name="T19">a</text:span><text:span text:style-name="T16">;</text:span></text:p>
      <text:p text:style-name="P9"><text:tab/><text:tab/>if (n &lt; 0) {</text:p>
      <text:p text:style-name="P14"><text:span text:style-name="T16"><text:tab/><text:tab/><text:tab/>System.</text:span><text:span text:style-name="T18">out</text:span><text:span text:style-name="T16">.print("Invalido");</text:span></text:p>
      <text:p text:style-name="P9"><text:tab/><text:tab/>} else {</text:p>
      <text:p text:style-name="P9"><text:tab/><text:tab/><text:tab/>if (n == 0) {</text:p>
      <text:p text:style-name="P14"><text:span text:style-name="T16"><text:tab/><text:tab/><text:tab/><text:tab/>System.</text:span><text:span text:style-name="T18">out</text:span><text:span text:style-name="T16">.println(fact);</text:span></text:p>
      <text:p text:style-name="P9"><text:tab/><text:tab/><text:tab/>} else {</text:p>
      <text:p text:style-name="P9"><text:tab/><text:tab/><text:tab/><text:tab/>while (n &gt; 0) {</text:p>
      <text:p text:style-name="P9"><text:tab/><text:tab/><text:tab/><text:tab/><text:tab/>fact = fact * n;</text:p>
      <text:p text:style-name="P9"><text:tab/><text:tab/><text:tab/><text:tab/><text:tab/>n--;</text:p>
      <text:p text:style-name="P9"><text:tab/><text:tab/><text:tab/><text:tab/>}</text:p>
      <text:p text:style-name="P14"><text:span text:style-name="T16"><text:tab/><text:tab/><text:tab/><text:tab/>System.</text:span><text:span text:style-name="T18">out</text:span><text:span text:style-name="T16">.println("O factorial de " + j + " é " + fact);</text:span></text:p>
      <text:p text:style-name="P9"><text:tab/><text:tab/><text:tab/>}</text:p>
      <text:p text:style-name="P9"><text:tab/><text:tab/>}</text:p>
      <text:p text:style-name="P9"><text:tab/>}</text:p>
      <text:p text:style-name="P9"/>
      <text:p text:style-name="P11">}</text:p>
      <text:p text:style-name="P29"/>
      <text:p text:style-name="P29"><text:span text:style-name="T39">8.</text:span>Calcule a idade média de homens, mulheres e todo um grupo de n estudantes.</text:p>
      <text:p text:style-name="P30">package mediaHM;</text:p>
      <text:p text:style-name="P9"/>
      <text:p text:style-name="P14"><text:span text:style-name="T16">import java.util.Scanner;</text:span></text:p>
      <text:p text:style-name="P9"/>
      <text:p text:style-name="P14"><text:span text:style-name="T16">public class MediaHM {</text:span></text:p>
      <text:p text:style-name="P9"><text:tab/></text:p>
      <text:p text:style-name="P14"><text:span text:style-name="T16"><text:tab/>public static void main(String[] args) {</text:span></text:p>
      <text:p text:style-name="P14"><text:span text:style-name="T16"><text:tab/><text:tab/>Scanner </text:span><text:span text:style-name="T19">ler</text:span><text:span text:style-name="T16"> = new Scanner(System.</text:span><text:span text:style-name="T18">in</text:span><text:span text:style-name="T16">);</text:span></text:p>
      <text:p text:style-name="P14"><text:span text:style-name="T16"><text:tab/><text:tab/>int idadeH, idadeM, idadeT;</text:span></text:p>
      <text:p text:style-name="P9"/>
      <text:p text:style-name="P14"><text:span text:style-name="T16"><text:tab/><text:tab/>char resp = 's';</text:span></text:p>
      <text:p text:style-name="P14"><text:span text:style-name="T16"><text:tab/><text:tab/>double mediaH, mediaM, mediaT;</text:span></text:p>
      <text:p text:style-name="P14"><text:span text:style-name="T16"><text:tab/><text:tab/>idadeH = 0;</text:span></text:p>
      <text:p text:style-name="P14"><text:span text:style-name="T16"><text:tab/><text:tab/>idadeM = 0;</text:span></text:p>
      <text:p text:style-name="P14"><text:span text:style-name="T16"><text:tab/><text:tab/>idadeT = 0;</text:span></text:p>
      <text:p text:style-name="P14"><text:span text:style-name="T16"><text:tab/><text:tab/>mediaH = 0;</text:span></text:p>
      <text:p text:style-name="P14"><text:span text:style-name="T16"><text:tab/><text:tab/>mediaM = 0;</text:span></text:p>
      <text:p text:style-name="P14"><text:span text:style-name="T16"><text:tab/><text:tab/>mediaT = 0;</text:span></text:p>
      <text:p text:style-name="P14"><text:span text:style-name="T16"><text:tab/><text:tab/>int contM = 0, contH = 0;</text:span></text:p>
      <text:p text:style-name="P14"><text:soft-page-break/><text:span text:style-name="T16"><text:tab/><text:tab/>int somH = 0, somM = 0;</text:span></text:p>
      <text:p text:style-name="P9"/>
      <text:p text:style-name="P14"><text:span text:style-name="T16"><text:tab/><text:tab/>while (resp == 's') {</text:span></text:p>
      <text:p text:style-name="P14"><text:span text:style-name="T16"><text:tab/><text:tab/><text:tab/>System.</text:span><text:span text:style-name="T18">out</text:span><text:span text:style-name="T16">.println("Insira idade da mulher. Caso não tenha insira 0");</text:span></text:p>
      <text:p text:style-name="P14"><text:span text:style-name="T16"><text:tab/><text:tab/><text:tab/>idadeM = ler.nextInt();</text:span></text:p>
      <text:p text:style-name="P14"><text:span text:style-name="T16"><text:tab/><text:tab/><text:tab/>if (idadeM != 0) {</text:span></text:p>
      <text:p text:style-name="P14"><text:span text:style-name="T16"><text:tab/><text:tab/><text:tab/><text:tab/>somM += idadeM;</text:span></text:p>
      <text:p text:style-name="P14"><text:span text:style-name="T16"><text:tab/><text:tab/><text:tab/><text:tab/>contM++;</text:span></text:p>
      <text:p text:style-name="P14"><text:span text:style-name="T16"><text:tab/><text:tab/><text:tab/>}</text:span></text:p>
      <text:p text:style-name="P9"/>
      <text:p text:style-name="P14"><text:span text:style-name="T16"><text:tab/><text:tab/><text:tab/>System.</text:span><text:span text:style-name="T18">out</text:span><text:span text:style-name="T16">.println("Insira idade do homem. Caso não tenha insira 0");</text:span></text:p>
      <text:p text:style-name="P14"><text:span text:style-name="T16"><text:tab/><text:tab/><text:tab/>idadeH = ler.nextInt();</text:span></text:p>
      <text:p text:style-name="P9"/>
      <text:p text:style-name="P14"><text:span text:style-name="T16"><text:tab/><text:tab/><text:tab/>if (idadeH != 0) {</text:span></text:p>
      <text:p text:style-name="P14"><text:span text:style-name="T16"><text:tab/><text:tab/><text:tab/><text:tab/>somH += idadeH;</text:span></text:p>
      <text:p text:style-name="P14"><text:span text:style-name="T16"><text:tab/><text:tab/><text:tab/><text:tab/>contH++;</text:span></text:p>
      <text:p text:style-name="P14"><text:span text:style-name="T16"><text:tab/><text:tab/><text:tab/>}</text:span></text:p>
      <text:p text:style-name="P9"/>
      <text:p text:style-name="P14"><text:span text:style-name="T16"><text:tab/><text:tab/><text:tab/>System.</text:span><text:span text:style-name="T18">out</text:span><text:span text:style-name="T16">.println("Tem mais dados por inserir?[s/n]");</text:span></text:p>
      <text:p text:style-name="P14"><text:span text:style-name="T16"><text:tab/><text:tab/><text:tab/>resp = ler.next().charAt(0);</text:span></text:p>
      <text:p text:style-name="P14"><text:span text:style-name="T16"><text:tab/><text:tab/>}</text:span></text:p>
      <text:p text:style-name="P9"/>
      <text:p text:style-name="P14"><text:span text:style-name="T16"><text:tab/><text:tab/>idadeT = contH + contM;</text:span></text:p>
      <text:p text:style-name="P9"/>
      <text:p text:style-name="P14"><text:span text:style-name="T16"><text:tab/><text:tab/>mediaH = somH / contH;</text:span></text:p>
      <text:p text:style-name="P9"/>
      <text:p text:style-name="P14"><text:span text:style-name="T16"><text:tab/><text:tab/>mediaM = somM / contM;</text:span></text:p>
      <text:p text:style-name="P9"/>
      <text:p text:style-name="P14"><text:span text:style-name="T16"><text:tab/><text:tab/>mediaT = (somH + somM) / (idadeT);</text:span></text:p>
      <text:p text:style-name="P9"/>
      <text:p text:style-name="P14"><text:span text:style-name="T16"><text:tab/><text:tab/>System.</text:span><text:span text:style-name="T18">out</text:span><text:span text:style-name="T16">.println("Idade media homens " + mediaH);</text:span></text:p>
      <text:p text:style-name="P14"><text:span text:style-name="T16"><text:tab/><text:tab/>System.</text:span><text:span text:style-name="T18">out</text:span><text:span text:style-name="T16">.println("Idade media mulhes " + mediaM);</text:span></text:p>
      <text:p text:style-name="P14"><text:span text:style-name="T16"><text:tab/><text:tab/>System.</text:span><text:span text:style-name="T18">out</text:span><text:span text:style-name="T16">.println("Idade media do grupo " + mediaT);</text:span></text:p>
      <text:p text:style-name="P9"/>
      <text:p text:style-name="P14"><text:span text:style-name="T16"><text:tab/>}</text:span></text:p>
      <text:p text:style-name="P29">}</text:p>
      <text:p text:style-name="P29"/>
      <text:p text:style-name="P33"><text:span text:style-name="T39">9.</text:span> <text:span text:style-name="T22"><text:s/></text:span><text:span text:style-name="T24">Programa em </text:span><text:span text:style-name="T31">Java </text:span><text:span text:style-name="T24">para calcular soma, média e quantidade de n números digitados</text:span></text:p>
      <text:p text:style-name="P33"><text:span text:style-name="T24"/></text:p>
      <text:p text:style-name="P37"><text:span text:style-name="T32">import java.util.Scanner;</text:span></text:p>
      <text:p text:style-name="P37"><text:span text:style-name="T32"/></text:p>
      <text:p text:style-name="P37"><text:span text:style-name="T32">public class </text:span><text:span text:style-name="T33">nrDigitados</text:span><text:span text:style-name="T32"> {</text:span></text:p>
      <text:p text:style-name="P37"><text:span text:style-name="T32"/></text:p>
      <text:p text:style-name="P37"><text:span text:style-name="T32"/></text:p>
      <text:p text:style-name="P37"><text:span text:style-name="T32"><text:s text:c="4"/>public static void main(String[] args) {</text:span></text:p>
      <text:p text:style-name="P37"><text:span text:style-name="T32"><text:s text:c="8"/>Scanner leia = new Scanner(System.in);</text:span></text:p>
      <text:p text:style-name="P37"><text:span text:style-name="T32"><text:s text:c="8"/>char resp = 'C';</text:span></text:p>
      <text:p text:style-name="P37"><text:span text:style-name="T32"><text:s text:c="8"/>int cont = 1;</text:span></text:p>
      <text:p text:style-name="P37"><text:span text:style-name="T32"><text:s text:c="8"/>int numero, soma = 0, i = 0;</text:span></text:p>
      <text:p text:style-name="P37"><text:span text:style-name="T32"><text:s text:c="8"/>double media;</text:span></text:p>
      <text:p text:style-name="P37"><text:span text:style-name="T32"/></text:p>
      <text:p text:style-name="P37"><text:span text:style-name="T32"><text:s text:c="8"/>while (resp=='C' || resp=='c') {</text:span></text:p>
      <text:p text:style-name="P37"><text:span text:style-name="T32"><text:s text:c="12"/>System.out.println("Digite C caso deseje continuar e se quiser parar escreva uma letra diferente de C");</text:span></text:p>
      <text:p text:style-name="P37"><text:span text:style-name="T32"><text:s text:c="14"/>resp = leia.next().charAt(0);</text:span></text:p>
      <text:p text:style-name="P37"><text:span text:style-name="T32"><text:s text:c="11"/>// cont = leia.nextInt();</text:span></text:p>
      <text:p text:style-name="P37"><text:span text:style-name="T32"><text:s text:c="13"/>System.out.println(resp);</text:span></text:p>
      <text:p text:style-name="P37"><text:span text:style-name="T32"><text:s text:c="12"/>if (resp=='C' || resp=='c') {</text:span></text:p>
      <text:p text:style-name="P37"><text:span text:style-name="T32"><text:s text:c="16"/>System.out.println(resp);</text:span></text:p>
      <text:p text:style-name="P37"><text:soft-page-break/><text:span text:style-name="T32"><text:s text:c="16"/>System.out.print("Digite um numero");</text:span></text:p>
      <text:p text:style-name="P37"><text:span text:style-name="T32"><text:s text:c="16"/>numero = leia.nextInt();</text:span></text:p>
      <text:p text:style-name="P37"><text:span text:style-name="T32"/></text:p>
      <text:p text:style-name="P37"><text:span text:style-name="T32"><text:s text:c="16"/>soma = soma + numero;</text:span></text:p>
      <text:p text:style-name="P37"><text:span text:style-name="T32"><text:s text:c="16"/>i++;</text:span></text:p>
      <text:p text:style-name="P37"><text:span text:style-name="T32"/></text:p>
      <text:p text:style-name="P37"><text:span text:style-name="T32"><text:s text:c="12"/>}</text:span></text:p>
      <text:p text:style-name="P37"><text:span text:style-name="T32"/></text:p>
      <text:p text:style-name="P37"><text:span text:style-name="T32"><text:s text:c="8"/>}</text:span></text:p>
      <text:p text:style-name="P37"><text:span text:style-name="T32"><text:s text:c="8"/>if (i != 0) {</text:span></text:p>
      <text:p text:style-name="P37"><text:span text:style-name="T32"><text:s text:c="12"/>media = (soma) / i;</text:span></text:p>
      <text:p text:style-name="P37"><text:span text:style-name="T32"><text:s text:c="12"/>System.out.println("Soma=" + soma + "\n" + "Média=" + media <text:s/>+ "\n" + i + " Números foram inseridos");</text:span></text:p>
      <text:p text:style-name="P37"><text:span text:style-name="T32"><text:s text:c="8"/>} else {</text:span></text:p>
      <text:p text:style-name="P37"><text:span text:style-name="T32"><text:s text:c="12"/>System.out.println("Nem um núemro foi inserido");</text:span></text:p>
      <text:p text:style-name="P37"><text:span text:style-name="T32"><text:s text:c="8"/>}</text:span></text:p>
      <text:p text:style-name="P37"><text:span text:style-name="T32"><text:s text:c="4"/>}</text:span></text:p>
      <text:p text:style-name="P37"><text:span text:style-name="T32"/></text:p>
      <text:p text:style-name="P37"><text:span text:style-name="T32">}</text:span></text:p>
      <text:p text:style-name="P33"><text:span text:style-name="T24"/></text:p>
      <text:p text:style-name="P49"><text:span text:style-name="T10">10.</text:span><text:span text:style-name="T8"> </text:span><text:span text:style-name="T24"><text:s/></text:span><text:span text:style-name="T23">Implemente um programa que solicite os nomes e notas de 10 estudantes de uma turma, o</text:span></text:p>
      <text:p text:style-name="Standard"><text:span text:style-name="T23">programa deve informar quantos passaram e quantos reprovaram. Para aprovação devem</text:span></text:p>
      <text:p text:style-name="P34"><text:span text:style-name="T24">ter uma nota maior ou igual a 225 pontos.</text:span></text:p>
      <text:p text:style-name="P36"><text:span text:style-name="T24"/></text:p>
      <text:p text:style-name="P38"><text:span text:style-name="T32">import java.util.Scanner;</text:span></text:p>
      <text:p text:style-name="P39"><text:span text:style-name="T32">public class </text:span><text:span text:style-name="T34">notasDe10</text:span><text:span text:style-name="T32"> {</text:span></text:p>
      <text:p text:style-name="P39"><text:span text:style-name="T32"/></text:p>
      <text:p text:style-name="P39"><text:span text:style-name="T32"><text:s text:c="4"/>public static void main(String[] args) {</text:span></text:p>
      <text:p text:style-name="P39"><text:span text:style-name="T32"><text:s text:c="8"/>Scanner ler = new Scanner(System.in);</text:span></text:p>
      <text:p text:style-name="P39"><text:span text:style-name="T32"><text:s text:c="8"/>int a = 0;</text:span></text:p>
      <text:p text:style-name="P39"><text:span text:style-name="T32"><text:s text:c="8"/>int b = 0;</text:span></text:p>
      <text:p text:style-name="P39"><text:span text:style-name="T32"><text:s text:c="8"/>for (int i = 1; i &lt;= 10; i++) {</text:span></text:p>
      <text:p text:style-name="P39"><text:span text:style-name="T32"><text:s text:c="12"/>System.out.println("Insira o nome do estudante " + "[" + i + "]");</text:span></text:p>
      <text:p text:style-name="P39"><text:span text:style-name="T32"><text:s text:c="12"/>String nome = ler.next();</text:span></text:p>
      <text:p text:style-name="P39"><text:span text:style-name="T32"><text:s text:c="12"/>System.out.println("Insira a nota do Estudante: " + nome + " [" + i + "]");</text:span></text:p>
      <text:p text:style-name="P39"><text:span text:style-name="T32"><text:s text:c="12"/>int nota = ler.nextInt();</text:span></text:p>
      <text:p text:style-name="P39"><text:span text:style-name="T32"/></text:p>
      <text:p text:style-name="P39"><text:span text:style-name="T32"><text:s text:c="12"/>if (nota &gt;= 225) {</text:span></text:p>
      <text:p text:style-name="P39"><text:span text:style-name="T32"><text:s text:c="16"/>System.out.println("Estudante " + nome + " aprovou com acumulado de " + nota);</text:span></text:p>
      <text:p text:style-name="P39"><text:span text:style-name="T32"><text:s text:c="16"/>a++;</text:span></text:p>
      <text:p text:style-name="P39"><text:span text:style-name="T32"><text:s text:c="12"/>} else {</text:span></text:p>
      <text:p text:style-name="P39"><text:span text:style-name="T32"><text:s text:c="16"/>System.out.println("Estudante " + nome + " reprovou com acumulado de " + nota);</text:span></text:p>
      <text:p text:style-name="P39"><text:span text:style-name="T32"><text:s text:c="16"/>b++;</text:span></text:p>
      <text:p text:style-name="P39"><text:span text:style-name="T32"><text:s text:c="12"/>}</text:span></text:p>
      <text:p text:style-name="P39"><text:span text:style-name="T32"><text:s text:c="8"/>}</text:span></text:p>
      <text:p text:style-name="P39"><text:span text:style-name="T32"><text:s text:c="8"/>System.out.println("Dos 10 estudantes na turma: \n" + a + " Estudantes aprovaram e " + b + " Estudantes reprovatam");</text:span></text:p>
      <text:p text:style-name="P39"><text:span text:style-name="T32"><text:s text:c="4"/>}</text:span></text:p>
      <text:p text:style-name="P39"><text:span text:style-name="T32"/></text:p>
      <text:p text:style-name="P39"><text:span text:style-name="T32">}</text:span></text:p>
      <text:p text:style-name="P39"><text:span text:style-name="T32"/></text:p>
      <text:p text:style-name="P35"><text:span text:style-name="T24"/></text:p>
      <text:p text:style-name="P34"><text:span text:style-name="T26">11. </text:span><text:span text:style-name="T24">Desenvolva um programa que permite introduzir um conjunto de alturas de `</text:span><text:span text:style-name="T31">n</text:span><text:span text:style-name="T24">´ estudantes</text:span></text:p>
      <text:p text:style-name="Standard"><text:span text:style-name="T23">da turma I16. O valor da altura pode ser em metros ou em centímetros (à escolha de cada</text:span></text:p>
      <text:p text:style-name="Standard"><text:span text:style-name="T23">um). No programa deve mostrar a média de todas as alturas dos estudantes da referida</text:span></text:p>
      <text:p text:style-name="P34"><text:span text:style-name="T24">turma.</text:span></text:p>
      <text:p text:style-name="P34"><text:span text:style-name="T24"/></text:p>
      <text:p text:style-name="P39"><text:span text:style-name="T32">import java.util.Scanner;</text:span></text:p>
      <text:p text:style-name="P39"><text:span text:style-name="T32"/></text:p>
      <text:p text:style-name="P39"><text:span text:style-name="T32">public class </text:span><text:span text:style-name="T35">alturaI16</text:span><text:span text:style-name="T32"> {</text:span></text:p>
      <text:p text:style-name="P39"><text:span text:style-name="T32"/></text:p>
      <text:p text:style-name="P39"><text:span text:style-name="T32"/></text:p>
      <text:p text:style-name="P39"><text:span text:style-name="T32"><text:s text:c="4"/>public static void main(String[] args) {</text:span></text:p>
      <text:p text:style-name="P39"><text:span text:style-name="T32"><text:s text:c="7"/></text:span></text:p>
      <text:p text:style-name="P39"><text:span text:style-name="T32"><text:s text:c="8"/>double altura, media, soma = 0;</text:span></text:p>
      <text:p text:style-name="P39"><text:span text:style-name="T32"><text:s text:c="8"/>char escolha;</text:span></text:p>
      <text:p text:style-name="P39"><text:span text:style-name="T32"><text:s text:c="8"/>int estudantes;</text:span></text:p>
      <text:p text:style-name="P39"><text:span text:style-name="T32"><text:s text:c="8"/>Scanner leia = new Scanner(System.in);</text:span></text:p>
      <text:p text:style-name="P39"><text:span text:style-name="T32"><text:s text:c="8"/>System.out.println("Quantos estudantes tem na turma I16");</text:span></text:p>
      <text:p text:style-name="P39"><text:span text:style-name="T32"><text:s text:c="8"/>estudantes = leia.nextInt();</text:span></text:p>
      <text:p text:style-name="P39"><text:span text:style-name="T32"><text:s text:c="8"/>for (int i = 1; i &lt;= estudantes; i++) {</text:span></text:p>
      <text:p text:style-name="P39"><text:span text:style-name="T32"><text:s text:c="12"/>System.out.println("Introduza a altura em: \n C-para centimetros e \n M-para metros");</text:span></text:p>
      <text:p text:style-name="P39"><text:span text:style-name="T32"><text:s text:c="12"/>escolha = leia.next().charAt(0);</text:span></text:p>
      <text:p text:style-name="P39"><text:span text:style-name="T32"><text:s text:c="12"/>switch (escolha) {</text:span></text:p>
      <text:p text:style-name="P39"><text:span text:style-name="T32"><text:s text:c="16"/>case 'C':</text:span></text:p>
      <text:p text:style-name="P39"><text:span text:style-name="T32"><text:s text:c="16"/>case 'c':</text:span></text:p>
      <text:p text:style-name="P39"><text:span text:style-name="T32"><text:s text:c="20"/>System.out.println("Qual é a altura do(a) estudante em centímetros?");</text:span></text:p>
      <text:p text:style-name="P39"><text:span text:style-name="T32"><text:s text:c="20"/>altura = leia.nextDouble();</text:span></text:p>
      <text:p text:style-name="P39"><text:span text:style-name="T32"><text:s text:c="20"/>soma = soma + altura * 0.01;</text:span></text:p>
      <text:p text:style-name="P39"><text:span text:style-name="T32"><text:s text:c="20"/>break;</text:span></text:p>
      <text:p text:style-name="P39"><text:span text:style-name="T32"><text:s text:c="16"/>case 'M':</text:span></text:p>
      <text:p text:style-name="P39"><text:span text:style-name="T32"><text:s text:c="16"/>case 'm':</text:span></text:p>
      <text:p text:style-name="P39"><text:span text:style-name="T32"><text:s text:c="20"/>System.out.println("Qual é a altura do(a) estudante em metros?");</text:span></text:p>
      <text:p text:style-name="P39"><text:span text:style-name="T32"><text:s text:c="20"/>altura = leia.nextDouble();</text:span></text:p>
      <text:p text:style-name="P39"><text:span text:style-name="T32"><text:s text:c="20"/>soma = soma + altura;</text:span></text:p>
      <text:p text:style-name="P39"><text:span text:style-name="T32"><text:s text:c="20"/>break;</text:span></text:p>
      <text:p text:style-name="P39"><text:span text:style-name="T32"><text:s text:c="16"/>default:</text:span></text:p>
      <text:p text:style-name="P39"><text:span text:style-name="T32"><text:s text:c="20"/>System.out.println("Resposta Inválida");</text:span></text:p>
      <text:p text:style-name="P39"><text:span text:style-name="T32"><text:s text:c="20"/>break;</text:span></text:p>
      <text:p text:style-name="P39"><text:span text:style-name="T32"><text:s text:c="12"/>}</text:span></text:p>
      <text:p text:style-name="P39"><text:span text:style-name="T32"><text:s text:c="8"/>}</text:span></text:p>
      <text:p text:style-name="P39"><text:span text:style-name="T32"><text:s text:c="8"/>media=soma/estudantes;</text:span></text:p>
      <text:p text:style-name="P39"><text:span text:style-name="T32"><text:s text:c="8"/>System.out.println("A média das alturas é"+media+"m \n ou"+media*100+"cm");</text:span></text:p>
      <text:p text:style-name="P39"><text:span text:style-name="T32"/></text:p>
      <text:p text:style-name="P39"><text:span text:style-name="T32"><text:s text:c="4"/>}</text:span></text:p>
      <text:p text:style-name="P39"><text:span text:style-name="T32"/></text:p>
      <text:p text:style-name="P39"><text:span text:style-name="T32">}</text:span></text:p>
      <text:p text:style-name="P39"><text:span text:style-name="T32"/></text:p>
      <text:p text:style-name="P39"><text:span text:style-name="T32"/></text:p>
      <text:p text:style-name="P40"><text:span text:style-name="T32"/></text:p>
      <text:p text:style-name="P51"><text:span text:style-name="T13">12.</text:span><text:span text:style-name="T24"> </text:span><text:span text:style-name="T23">Numa empresa existem n empregados cujos salários variam entre 25 000 mtn e 200 000.</text:span></text:p>
      <text:p text:style-name="Standard"><text:span text:style-name="T23">Execute um programa que relata quantos funcionários ganham menos de 50 000 mtn e</text:span></text:p>
      <text:p text:style-name="Standard"><text:span text:style-name="T23">quantos mais de 50 000 mtn. Informe também o total que a empresa gasta com o</text:span></text:p>
      <text:p text:style-name="P41"><text:span text:style-name="T24">pagamento de salários de seus funcionários.</text:span></text:p>
      <text:p text:style-name="P41"><text:span text:style-name="T36"/></text:p>
      <text:p text:style-name="P41"><text:span text:style-name="T36">import java.util.Scanner;</text:span></text:p>
      <text:p text:style-name="P41"><text:span text:style-name="T36"/></text:p>
      <text:p text:style-name="P41"><text:span text:style-name="T36">public class </text:span><text:span text:style-name="T37">salariosM50</text:span><text:span text:style-name="T36"> {</text:span></text:p>
      <text:p text:style-name="P41"><text:span text:style-name="T36"/></text:p>
      <text:p text:style-name="P41"><text:span text:style-name="T36"/></text:p>
      <text:p text:style-name="P41"><text:span text:style-name="T36"><text:s text:c="4"/>public static void main(String[] args) {</text:span></text:p>
      <text:p text:style-name="P41"><text:span text:style-name="T36"/></text:p>
      <text:p text:style-name="P41"><text:span text:style-name="T36"><text:s text:c="8"/>Scanner ler = new Scanner(System.in);</text:span></text:p>
      <text:p text:style-name="P41"><text:span text:style-name="T36"><text:s text:c="8"/>System.out.println("Quantos funcionários tem a empresa?");</text:span></text:p>
      <text:p text:style-name="P41"><text:span text:style-name="T36"><text:s text:c="8"/>int qtd = ler.nextInt();</text:span></text:p>
      <text:p text:style-name="P41"><text:span text:style-name="T36"><text:s text:c="8"/>int i = 0, contM5 = 0, contm5 = 0;</text:span></text:p>
      <text:p text:style-name="P41"><text:span text:style-name="T36"><text:s text:c="8"/>double soma = 0;</text:span></text:p>
      <text:p text:style-name="P41"><text:span text:style-name="T36"><text:s text:c="8"/>do {</text:span></text:p>
      <text:p text:style-name="P41"><text:span text:style-name="T36"><text:s text:c="12"/>System.out.println("Quanto é que o funcionário [" + (i + 1) + "] recebe?\nSabendo que os salários variam entre 25 000 mtn e 200 000mt");</text:span></text:p>
      <text:p text:style-name="P41"><text:span text:style-name="T36"><text:s text:c="12"/>double salario = ler.nextDouble();</text:span></text:p>
      <text:p text:style-name="P41"><text:span text:style-name="T36"/></text:p>
      <text:p text:style-name="P41"><text:span text:style-name="T36"><text:s text:c="12"/>if (salario &gt;= 25000 &amp;&amp; salario &lt;= 200000) {</text:span></text:p>
      <text:p text:style-name="P41"><text:span text:style-name="T36"><text:s text:c="16"/>if (salario &gt; 50000) {</text:span></text:p>
      <text:p text:style-name="P41"><text:span text:style-name="T36"><text:s text:c="20"/>soma += salario;</text:span></text:p>
      <text:p text:style-name="P41"><text:span text:style-name="T36"><text:s text:c="20"/>contM5++;</text:span></text:p>
      <text:p text:style-name="P41"><text:span text:style-name="T36"><text:s text:c="16"/>} else if (salario &lt;= 50000) {</text:span></text:p>
      <text:p text:style-name="P41"><text:span text:style-name="T36"><text:s text:c="20"/>soma += salario;</text:span></text:p>
      <text:p text:style-name="P41"><text:span text:style-name="T36"><text:s text:c="20"/>contm5++;</text:span></text:p>
      <text:p text:style-name="P41"><text:span text:style-name="T36"><text:s text:c="16"/>}</text:span></text:p>
      <text:p text:style-name="P41"><text:span text:style-name="T36"><text:s text:c="12"/>} else {</text:span></text:p>
      <text:p text:style-name="P41"><text:span text:style-name="T36"><text:s text:c="16"/>System.out.println("INVALIDO");</text:span></text:p>
      <text:p text:style-name="P41"><text:span text:style-name="T36"><text:s text:c="12"/>}</text:span></text:p>
      <text:p text:style-name="P41"><text:span text:style-name="T36"><text:s text:c="12"/>i++;</text:span></text:p>
      <text:p text:style-name="P41"><text:span text:style-name="T36"><text:s text:c="8"/>} while (i &lt; qtd);</text:span></text:p>
      <text:p text:style-name="P41"><text:span text:style-name="T36"><text:s text:c="8"/>System.out.println(contM5+" funcionários recebem mais de 50000mt e "+contm5+" funcionários recebem menos de 50000mt\nA empresa gasta "+soma+" com salários"); </text:span></text:p>
      <text:p text:style-name="P41"><text:span text:style-name="T36"><text:s text:c="4"/>}</text:span></text:p>
      <text:p text:style-name="P41"><text:span text:style-name="T36"/></text:p>
      <text:p text:style-name="P41"><text:span text:style-name="T36">}</text:span></text:p>
      <text:p text:style-name="P41"><text:span text:style-name="T36"/></text:p>
      <text:p text:style-name="P42"><text:span text:style-name="T36"/></text:p>
      <text:p text:style-name="P53"><text:span text:style-name="T15">13.</text:span><text:span text:style-name="T26"> </text:span><text:span text:style-name="T23">Execute um programa que solicite o carregamento de um valor inteiro de 1 a 10. A seguir</text:span></text:p>
      <text:p text:style-name="P43"><text:span text:style-name="T24">mostre a tabuada desse número.</text:span></text:p>
      <text:p text:style-name="P43"><text:span text:style-name="T36"/></text:p>
      <text:p text:style-name="P44"><text:span text:style-name="T36">import java.util.Scanner;</text:span></text:p>
      <text:p text:style-name="P50"><text:span text:style-name="T40">public class tabuada{</text:span></text:p>
      <text:p text:style-name="P50"><text:span text:style-name="T40"><text:tab/>public static void main(String[] args){</text:span></text:p>
      <text:p text:style-name="P50"><text:span text:style-name="T40"><text:tab/>Scanner ler= new Scanner(System.in);</text:span></text:p>
      <text:p text:style-name="P50"><text:span text:style-name="T40"><text:tab/></text:span><text:span text:style-name="T41">int n=1, i;</text:span></text:p>
      <text:p text:style-name="P50"><text:span text:style-name="T41"><text:tab/>System.out.println("Insira um nr de 1 a 10");</text:span></text:p>
      <text:p text:style-name="P50"><text:span text:style-name="T41"><text:tab/>n=ler.nextInt();</text:span></text:p>
      <text:p text:style-name="P50"><text:span text:style-name="T41"><text:tab/><text:tab/>if(n&lt;=10){</text:span></text:p>
      <text:p text:style-name="P50"><text:span text:style-name="T41"><text:tab/><text:tab/><text:tab/>for(i=1;i&lt;=10;i++){</text:span></text:p>
      <text:p text:style-name="P50"><text:span text:style-name="T41"><text:tab/><text:tab/><text:tab/><text:tab/></text:span></text:p>
      <text:p text:style-name="P50"><text:span text:style-name="T41"><text:tab/><text:tab/><text:tab/><text:tab/>System.out.println(n+" X "+i+" = "+n*i);</text:span></text:p>
      <text:p text:style-name="P52"/>
      <text:p text:style-name="P50"><text:span text:style-name="T41"><text:tab/><text:tab/><text:tab/>}<text:tab/></text:span></text:p>
      <text:p text:style-name="P50"><text:span text:style-name="T41"><text:tab/><text:tab/><text:tab/></text:span></text:p>
      <text:p text:style-name="P50"><text:span text:style-name="T41"><text:tab/><text:tab/>}else{</text:span></text:p>
      <text:p text:style-name="P50"><text:span text:style-name="T41"><text:tab/><text:tab/><text:tab/>System.out.println("Insira um nr de 1 a 10!!");</text:span></text:p>
      <text:p text:style-name="P50"><text:span text:style-name="T41"><text:tab/><text:tab/>}</text:span></text:p>
      <text:p text:style-name="P50"><text:span text:style-name="T41"><text:tab/>}</text:span></text:p>
      <text:p text:style-name="P50"><text:span text:style-name="T41">}</text:span></text:p>
      <text:p text:style-name="P43"><text:span text:style-name="T36"/></text:p>
      <text:p text:style-name="P53"><text:span text:style-name="T15">14. </text:span><text:span text:style-name="T27"><text:s/></text:span><text:span text:style-name="T23">Faça um programa que receba um valor que foi depositado na poupança e exiba o valor</text:span></text:p>
      <text:p text:style-name="Standard"><text:span text:style-name="T23">com rendimento mês a mês durante o período de um ano. Considere fixo o juro da</text:span></text:p>
      <text:p text:style-name="P45"><text:span text:style-name="T28">poupança em 0,5% a. m</text:span></text:p>
      <text:p text:style-name="P45"><text:span text:style-name="T28"/></text:p>
      <text:p text:style-name="P45"><text:span text:style-name="T28">public class </text:span><text:span text:style-name="T29">poupanca</text:span><text:span text:style-name="T28"> {</text:span></text:p>
      <text:p text:style-name="P45"><text:span text:style-name="T28"><text:s text:c="4"/>public static void main(String[] args) {</text:span></text:p>
      <text:p text:style-name="P45"><text:span text:style-name="T28"><text:s text:c="6"/></text:span></text:p>
      <text:p text:style-name="P45"><text:span text:style-name="T28"><text:s text:c="8"/>double juro=0;</text:span></text:p>
      <text:p text:style-name="P45"><text:span text:style-name="T28"><text:s text:c="8"/>Scanner leia=new Scanner(System.in);</text:span></text:p>
      <text:p text:style-name="P45"><text:span text:style-name="T28"><text:s text:c="8"/>double valor,soma=0;</text:span></text:p>
      <text:p text:style-name="P45"><text:span text:style-name="T28"><text:s text:c="8"/>for(int i=1;i&lt;=12;i++){</text:span></text:p>
      <text:p text:style-name="P45"><text:span text:style-name="T28"><text:s text:c="11"/></text:span></text:p>
      <text:p text:style-name="P45"><text:span text:style-name="T28"><text:s text:c="17"/>System.out.println("Quanto é que vai guardar no mês ["+i+"]");</text:span></text:p>
      <text:p text:style-name="P45"><text:span text:style-name="T28"><text:s text:c="16"/>valor=leia.nextDouble();</text:span></text:p>
      <text:p text:style-name="P45"><text:span text:style-name="T28"><text:s text:c="16"/></text:span></text:p>
      <text:p text:style-name="P45"><text:span text:style-name="T28"><text:s text:c="14"/>juro=valor*(0.5/100);</text:span></text:p>
      <text:p text:style-name="P45"><text:span text:style-name="T28"><text:s text:c="16"/></text:span></text:p>
      <text:p text:style-name="P45"><text:span text:style-name="T28"><text:s text:c="16"/>double poupanca=valor-juro;</text:span></text:p>
      <text:p text:style-name="P45"><text:span text:style-name="T28"><text:s text:c="15"/>soma+=poupanca;</text:span></text:p>
      <text:p text:style-name="P45"><text:span text:style-name="T28"><text:s text:c="6"/></text:span></text:p>
      <text:p text:style-name="P45"><text:span text:style-name="T28"><text:s text:c="8"/>}</text:span></text:p>
      <text:p text:style-name="P45"><text:span text:style-name="T28"><text:s text:c="8"/>System.out.println("As suas poupanças no período de 1 ano é:"+soma);</text:span></text:p>
      <text:p text:style-name="P45"><text:span text:style-name="T28"><text:s text:c="8"/></text:span></text:p>
      <text:p text:style-name="P45"><text:span text:style-name="T28"><text:s text:c="4"/>}</text:span></text:p>
      <text:p text:style-name="P45"><text:span text:style-name="T28"/></text:p>
      <text:p text:style-name="P46"><text:span text:style-name="T28">15.</text:span></text:p>
      <text:p text:style-name="P46"><text:span text:style-name="T28"/></text:p>
      <text:p text:style-name="P46"><text:span text:style-name="T28"/></text:p>
      <text:p text:style-name="P46"><text:span text:style-name="T28"/></text:p>
      <text:p text:style-name="P46"><text:span text:style-name="T28"/></text:p>
      <text:p text:style-name="P54"><text:soft-page-break/><text:span text:style-name="T11">16. </text:span><text:span text:style-name="T25"><text:s/></text:span><text:span text:style-name="T23">Desenvolve um programa que permite carregar 10 valores por teclado e depois nos</text:span></text:p>
      <text:p text:style-name="P47"><text:span text:style-name="T28">mostra, os valores inseridos, a sua soma e a sua média desses valores.</text:span></text:p>
      <text:p text:style-name="P47"><text:span text:style-name="T28">import java.util.Scanner;</text:span></text:p>
      <text:p text:style-name="P47"><text:span text:style-name="T28">public class valoresTeclado {</text:span></text:p>
      <text:p text:style-name="P47"><text:span text:style-name="T28"><text:s text:c="4"/>public static void main(String[] args) {</text:span></text:p>
      <text:p text:style-name="P47"><text:span text:style-name="T28"><text:s text:c="9"/>double valores;</text:span></text:p>
      <text:p text:style-name="P47"><text:span text:style-name="T28"><text:s text:c="9"/>Scanner leia=new Scanner(System.in);</text:span></text:p>
      <text:p text:style-name="P47"><text:span text:style-name="T28">double a=0,b=0,c=0,d=0,e=0,f=0,g=0,h=0,j=0,k=0;</text:span></text:p>
      <text:p text:style-name="P47"><text:span text:style-name="T28"><text:s text:c="9"/>for(int i=1;i&lt;=10;i++){</text:span></text:p>
      <text:p text:style-name="P47"><text:span text:style-name="T28"><text:s text:c="9"/>switch(i){</text:span></text:p>
      <text:p text:style-name="P47"><text:span text:style-name="T28"><text:s text:c="13"/>case 1:</text:span></text:p>
      <text:p text:style-name="P47"><text:span text:style-name="T28"><text:s text:c="17"/>System.out.println("Insira o número da posição["+i+"]");</text:span></text:p>
      <text:p text:style-name="P47"><text:span text:style-name="T28"><text:s text:c="18"/>a=leia.nextDouble();</text:span></text:p>
      <text:p text:style-name="P47"><text:span text:style-name="T28"><text:s text:c="13"/>break;</text:span></text:p>
      <text:p text:style-name="P47"><text:span text:style-name="T28"><text:s text:c="13"/>case 2:</text:span></text:p>
      <text:p text:style-name="P47"><text:span text:style-name="T28"><text:s text:c="17"/>System.out.println("Insira o número da posição["+i+"]");</text:span></text:p>
      <text:p text:style-name="P47"><text:span text:style-name="T28"><text:s text:c="18"/>b=leia.nextDouble();</text:span></text:p>
      <text:p text:style-name="P47"><text:span text:style-name="T28"><text:s text:c="13"/>break;</text:span></text:p>
      <text:p text:style-name="P47"><text:span text:style-name="T28"><text:s text:c="13"/>case 3:</text:span></text:p>
      <text:p text:style-name="P47"><text:span text:style-name="T28"><text:s text:c="17"/>System.out.println("Insira o número da posição["+i+"]");</text:span></text:p>
      <text:p text:style-name="P47"><text:span text:style-name="T28"><text:s text:c="18"/>c=leia.nextDouble();</text:span></text:p>
      <text:p text:style-name="P47"><text:span text:style-name="T28"><text:s text:c="13"/>break;</text:span></text:p>
      <text:p text:style-name="P47"><text:span text:style-name="T28"><text:s text:c="13"/>case 4:</text:span></text:p>
      <text:p text:style-name="P47"><text:span text:style-name="T28"><text:s text:c="17"/>System.out.println("Insira o número da posição["+i+"]");</text:span></text:p>
      <text:p text:style-name="P47"><text:span text:style-name="T28"><text:s text:c="18"/>d=leia.nextDouble();</text:span></text:p>
      <text:p text:style-name="P47"><text:span text:style-name="T28"><text:s text:c="13"/>break;</text:span></text:p>
      <text:p text:style-name="P47"><text:span text:style-name="T28"><text:s text:c="13"/>case 5:</text:span></text:p>
      <text:p text:style-name="P47"><text:span text:style-name="T28"><text:s text:c="17"/>System.out.println("Insira o número da posição["+i+"]");</text:span></text:p>
      <text:p text:style-name="P47"><text:span text:style-name="T28"><text:s text:c="18"/>e=leia.nextDouble();</text:span></text:p>
      <text:p text:style-name="P47"><text:span text:style-name="T28"><text:s text:c="13"/>break;</text:span></text:p>
      <text:p text:style-name="P47"><text:span text:style-name="T28"><text:s text:c="13"/>case 6:</text:span></text:p>
      <text:p text:style-name="P47"><text:span text:style-name="T28"><text:s text:c="17"/>System.out.println("Insira o número da posição["+i+"]");</text:span></text:p>
      <text:p text:style-name="P47"><text:span text:style-name="T28"><text:s text:c="18"/>f=leia.nextDouble();</text:span></text:p>
      <text:p text:style-name="P47"><text:span text:style-name="T28"><text:s text:c="13"/>break;</text:span></text:p>
      <text:p text:style-name="P47"><text:span text:style-name="T28"><text:s text:c="13"/>case 7:</text:span></text:p>
      <text:p text:style-name="P47"><text:span text:style-name="T28"><text:s text:c="17"/>System.out.println("Insira o número da posição["+i+"]");</text:span></text:p>
      <text:p text:style-name="P47"><text:span text:style-name="T28"><text:s text:c="18"/>g=leia.nextDouble();</text:span></text:p>
      <text:p text:style-name="P47"><text:span text:style-name="T28"><text:s text:c="13"/>break;</text:span></text:p>
      <text:p text:style-name="P47"><text:span text:style-name="T28"><text:s text:c="13"/>case 8:</text:span></text:p>
      <text:p text:style-name="P47"><text:span text:style-name="T28"><text:s text:c="17"/>System.out.println("Insira o número da posição["+i+"]");</text:span></text:p>
      <text:p text:style-name="P47"><text:span text:style-name="T28"><text:s text:c="18"/>h=leia.nextDouble();</text:span></text:p>
      <text:p text:style-name="P47"><text:span text:style-name="T28"><text:s text:c="13"/>break;</text:span></text:p>
      <text:p text:style-name="P47"><text:span text:style-name="T28"><text:s text:c="13"/>case 9:</text:span></text:p>
      <text:p text:style-name="P47"><text:span text:style-name="T28"><text:s text:c="17"/>System.out.println("Insira o número da posição["+i+"]");</text:span></text:p>
      <text:p text:style-name="P47"><text:span text:style-name="T28"><text:s text:c="18"/>j=leia.nextDouble();</text:span></text:p>
      <text:p text:style-name="P47"><text:span text:style-name="T28"><text:s text:c="13"/>break;</text:span></text:p>
      <text:p text:style-name="P47"><text:span text:style-name="T28"><text:s text:c="13"/>case 10:</text:span></text:p>
      <text:p text:style-name="P47"><text:span text:style-name="T28"><text:s text:c="17"/>System.out.println("Insira o número da posição["+i+"]");</text:span></text:p>
      <text:p text:style-name="P47"><text:span text:style-name="T28"><text:s text:c="18"/>k=leia.nextDouble();</text:span></text:p>
      <text:p text:style-name="P47"><text:span text:style-name="T28"><text:s text:c="13"/>break;</text:span></text:p>
      <text:p text:style-name="P47"><text:span text:style-name="T28"><text:s text:c="13"/>default:</text:span></text:p>
      <text:p text:style-name="P47"><text:span text:style-name="T28"><text:s text:c="17"/>System.out.println("ERROR 404");</text:span></text:p>
      <text:p text:style-name="P47"><text:span text:style-name="T28"><text:s text:c="17"/>break;</text:span></text:p>
      <text:p text:style-name="P47"><text:span text:style-name="T28"><text:s text:c="9"/>}</text:span></text:p>
      <text:p text:style-name="P47"><text:span text:style-name="T28"><text:s text:c="9"/>}</text:span></text:p>
      <text:p text:style-name="P47"><text:span text:style-name="T28"><text:s text:c="8"/>double soma=a+b+c+d+e+f+g+h+j+k;</text:span></text:p>
      <text:p text:style-name="P47"><text:span text:style-name="T28"><text:s text:c="8"/>double media=soma/10;</text:span></text:p>
      <text:p text:style-name="P47"><text:soft-page-break/><text:span text:style-name="T28"><text:s text:c="8"/>System.out.println("Os valores inseridos foram"+a+", "+b+", "+c+", "+d+", "+e+", "+f+", "+g+", "+h+", "+j+", "+k+"\nAsoma foi de:"+soma+"\nA média foi de:"+media);</text:span></text:p>
      <text:p text:style-name="P47"><text:span text:style-name="T28"><text:s text:c="4"/>}</text:span></text:p>
      <text:p text:style-name="P47"><text:span text:style-name="T28"><text:s text:c="4"/></text:span></text:p>
      <text:p text:style-name="P47"><text:span text:style-name="T28">}</text:span></text:p>
      <text:p text:style-name="P47"><text:span text:style-name="T28"/></text:p>
      <text:p text:style-name="P47"><text:span text:style-name="T28"/></text:p>
      <text:p text:style-name="P54"><text:span text:style-name="T11">17.</text:span><text:span text:style-name="T9"> </text:span><text:span text:style-name="T28"><text:s/></text:span><text:span text:style-name="T23">Escreva um programa que solicite o carregamento de um valor positivo e nos mostre de 1</text:span></text:p>
      <text:p text:style-name="Standard"><text:span text:style-name="T23">ao valor inserido um a um. Exemplo: se inserirmos 30, os números de 1 a 30 deverão ser</text:span></text:p>
      <text:p text:style-name="P47"><text:span text:style-name="T28">exibidos na tela. Use a estrutura </text:span><text:span text:style-name="T30">while</text:span></text:p>
      <text:p text:style-name="P47"><text:span text:style-name="T28">import java.util.Scanner;</text:span></text:p>
      <text:p text:style-name="P47"><text:span text:style-name="T28"/></text:p>
      <text:p text:style-name="P47"><text:span text:style-name="T28">public class umAum {</text:span></text:p>
      <text:p text:style-name="P47"><text:span text:style-name="T28"/></text:p>
      <text:p text:style-name="P47"><text:span text:style-name="T28"><text:s text:c="4"/>public static void main(String[] args) {</text:span></text:p>
      <text:p text:style-name="P47"><text:span text:style-name="T28"><text:s text:c="2"/></text:span></text:p>
      <text:p text:style-name="P47"><text:span text:style-name="T28"><text:s text:c="8"/>Scanner ler=new Scanner(System.in);</text:span></text:p>
      <text:p text:style-name="P47"><text:span text:style-name="T28"><text:tab/>int i=1;</text:span></text:p>
      <text:p text:style-name="P47"><text:span text:style-name="T28"><text:tab/>System.out.println("Insira um nr");</text:span></text:p>
      <text:p text:style-name="P47"><text:span text:style-name="T28"><text:tab/>int n=ler.nextInt();</text:span></text:p>
      <text:p text:style-name="P47"><text:span text:style-name="T28"><text:tab/></text:span></text:p>
      <text:p text:style-name="P47"><text:span text:style-name="T28"><text:tab/><text:tab/>if (n&gt;0){</text:span></text:p>
      <text:p text:style-name="P47"><text:span text:style-name="T28"><text:tab/><text:tab/><text:tab/>while (i&lt;=n){</text:span></text:p>
      <text:p text:style-name="P47"><text:span text:style-name="T28"><text:tab/><text:tab/><text:tab/><text:tab/>System.out.print(i+" ");</text:span></text:p>
      <text:p text:style-name="P47"><text:span text:style-name="T28"><text:tab/><text:tab/><text:tab/><text:tab/>i++;<text:tab/></text:span></text:p>
      <text:p text:style-name="P47"><text:span text:style-name="T28"><text:tab/><text:tab/><text:tab/><text:tab/></text:span></text:p>
      <text:p text:style-name="P47"><text:span text:style-name="T28"><text:tab/><text:tab/><text:tab/>}<text:tab/><text:tab/></text:span></text:p>
      <text:p text:style-name="P47"><text:span text:style-name="T28"><text:tab/><text:tab/>}else{</text:span></text:p>
      <text:p text:style-name="P47"><text:span text:style-name="T28"><text:tab/><text:tab/><text:tab/>System.out.println("Insira um nr positivo");</text:span></text:p>
      <text:p text:style-name="P47"><text:span text:style-name="T28"><text:tab/><text:tab/>}<text:tab/></text:span></text:p>
      <text:p text:style-name="P47"><text:span text:style-name="T28"/></text:p>
      <text:p text:style-name="P47"><text:span text:style-name="T28"><text:s text:c="4"/>}</text:span></text:p>
      <text:p text:style-name="P47"><text:span text:style-name="T28"><text:s text:c="4"/></text:span></text:p>
      <text:p text:style-name="P47"><text:span text:style-name="T28">}</text:span></text:p>
      <text:p text:style-name="P47"><text:span text:style-name="T28"/></text:p>
      <text:p text:style-name="P48"><text:span text:style-name="T23"/></text:p>
      <text:p text:style-name="P48"><text:span text:style-name="T28"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ans" svg:font-family="LiberationSans" style:font-family-generic="roman" style:font-pitch="variable"/>
    <style:font-face style:name="LiberationSans-Italic" svg:font-family="LiberationSans-Italic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ormal_20_Table" style:display-name="Normal Table" style:family="paragraph">
      <style:paragraph-properties fo:margin-top="0in" fo:margin-bottom="0.111in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8T09:20:18.292429781</meta:creation-date>
    <dc:date>2022-09-21T08:59:30.742000000</dc:date>
    <meta:editing-duration>PT7H25M20S</meta:editing-duration>
    <meta:editing-cycles>14</meta:editing-cycles>
    <meta:generator>LibreOffice/7.3.4.2$Windows_X86_64 LibreOffice_project/728fec16bd5f605073805c3c9e7c4212a0120dc5</meta:generator>
    <meta:document-statistic meta:table-count="0" meta:image-count="0" meta:object-count="0" meta:page-count="12" meta:paragraph-count="421" meta:word-count="1770" meta:character-count="13764" meta:non-whitespace-character-count="9877"/>
  </office:meta>
</office:document-meta>
</file>